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style:line-height-at-least="0.1979in" fo:background-color="#1F1F1F"/>
    </style:style>
    <style:style style:name="T3" style:parent-style-name="Zadanifontodlomka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hr" style:country-asian="HR"/>
    </style:style>
    <style:style style:name="T4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5" style:parent-style-name="Zadanifontodlomka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hr" style:country-asian="HR"/>
    </style:style>
    <style:style style:name="T6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7" style:parent-style-name="Zadanifontodlomka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hr" style:country-asian="HR"/>
    </style:style>
    <style:style style:name="T8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9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10" style:parent-style-name="Normal" style:family="paragraph">
      <style:paragraph-properties fo:margin-bottom="0in" style:line-height-at-least="0.1979in" fo:background-color="#1F1F1F"/>
    </style:style>
    <style:style style:name="T11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12" style:parent-style-name="Zadanifontodlomka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hr" style:country-asian="HR"/>
    </style:style>
    <style:style style:name="T13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14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15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16" style:parent-style-name="Normal" style:family="paragraph">
      <style:paragraph-properties fo:margin-bottom="0in" style:line-height-at-least="0.1979in" fo:background-color="#1F1F1F"/>
    </style:style>
    <style:style style:name="T17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18" style:parent-style-name="Zadanifontodlomka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hr" style:country-asian="HR"/>
    </style:style>
    <style:style style:name="T19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20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21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22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2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24" style:parent-style-name="Normal" style:family="paragraph">
      <style:paragraph-properties fo:margin-bottom="0in" style:line-height-at-least="0.1979in" fo:background-color="#1F1F1F"/>
    </style:style>
    <style:style style:name="T25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26" style:parent-style-name="Zadanifontodlomka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hr" style:country-asian="HR"/>
    </style:style>
    <style:style style:name="T27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28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29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30" style:parent-style-name="Normal" style:family="paragraph">
      <style:paragraph-properties fo:margin-bottom="0in" style:line-height-at-least="0.1979in" fo:background-color="#1F1F1F"/>
    </style:style>
    <style:style style:name="T31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32" style:parent-style-name="Zadanifontodlomka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hr" style:country-asian="HR"/>
    </style:style>
    <style:style style:name="T33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34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35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3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3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38" style:parent-style-name="Normal" style:family="paragraph">
      <style:paragraph-properties fo:margin-bottom="0in" style:line-height-at-least="0.1979in" fo:background-color="#1F1F1F"/>
    </style:style>
    <style:style style:name="T39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40" style:parent-style-name="Zadanifontodlomka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hr" style:country-asian="HR"/>
    </style:style>
    <style:style style:name="T41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42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43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44" style:parent-style-name="Normal" style:family="paragraph">
      <style:paragraph-properties fo:margin-bottom="0in" style:line-height-at-least="0.1979in" fo:background-color="#1F1F1F"/>
    </style:style>
    <style:style style:name="T45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46" style:parent-style-name="Zadanifontodlomka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hr" style:country-asian="HR"/>
    </style:style>
    <style:style style:name="T47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48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49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50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51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52" style:parent-style-name="Normal" style:family="paragraph">
      <style:paragraph-properties fo:margin-bottom="0in" style:line-height-at-least="0.1979in" fo:background-color="#1F1F1F"/>
    </style:style>
    <style:style style:name="T53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54" style:parent-style-name="Zadanifontodlomka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hr" style:country-asian="HR"/>
    </style:style>
    <style:style style:name="T55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56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57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58" style:parent-style-name="Normal" style:family="paragraph">
      <style:paragraph-properties fo:margin-bottom="0in" style:line-height-at-least="0.1979in" fo:background-color="#1F1F1F"/>
    </style:style>
    <style:style style:name="T59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60" style:parent-style-name="Zadanifontodlomka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hr" style:country-asian="HR"/>
    </style:style>
    <style:style style:name="T61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62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63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64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65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66" style:parent-style-name="Normal" style:family="paragraph">
      <style:paragraph-properties fo:margin-bottom="0in" style:line-height-at-least="0.1979in" fo:background-color="#1F1F1F"/>
    </style:style>
    <style:style style:name="T67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68" style:parent-style-name="Zadanifontodlomka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hr" style:country-asian="HR"/>
    </style:style>
    <style:style style:name="T69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70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71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72" style:parent-style-name="Normal" style:family="paragraph">
      <style:paragraph-properties fo:margin-bottom="0in" style:line-height-at-least="0.1979in" fo:background-color="#1F1F1F"/>
    </style:style>
    <style:style style:name="T73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74" style:parent-style-name="Zadanifontodlomka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hr" style:country-asian="HR"/>
    </style:style>
    <style:style style:name="T75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76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77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78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79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80" style:parent-style-name="Normal" style:family="paragraph">
      <style:paragraph-properties fo:margin-bottom="0in" style:line-height-at-least="0.1979in" fo:background-color="#1F1F1F"/>
    </style:style>
    <style:style style:name="T81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82" style:parent-style-name="Zadanifontodlomka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hr" style:country-asian="HR"/>
    </style:style>
    <style:style style:name="T83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84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85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86" style:parent-style-name="Normal" style:family="paragraph">
      <style:paragraph-properties fo:margin-bottom="0in" style:line-height-at-least="0.1979in" fo:background-color="#1F1F1F"/>
    </style:style>
    <style:style style:name="T87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88" style:parent-style-name="Zadanifontodlomka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hr" style:country-asian="HR"/>
    </style:style>
    <style:style style:name="T89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90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91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92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9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P94" style:parent-style-name="Normal" style:family="paragraph">
      <style:paragraph-properties fo:margin-bottom="0in" style:line-height-at-least="0.1979in" fo:background-color="#1F1F1F"/>
    </style:style>
    <style:style style:name="T95" style:parent-style-name="Zadanifontodlomka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hr" style:country-asian="HR"/>
    </style:style>
    <style:style style:name="T96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97" style:parent-style-name="Zadanifontodlomka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style:language-asian="hr" style:country-asian="HR"/>
    </style:style>
    <style:style style:name="T98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99" style:parent-style-name="Zadanifontodlomka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hr" style:country-asian="HR"/>
    </style:style>
    <style:style style:name="T100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101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102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103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104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105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106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107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108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109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110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  <style:style style:name="T111" style:parent-style-name="Zadanifontodlomka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hr" style:country-asian="HR"/>
    </style:style>
    <style:style style:name="T112" style:parent-style-name="Zadanifontodlomka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hr" style:country-asian="HR"/>
    </style:style>
  </office:automatic-styles>
  <office:body>
    <office:text text:use-soft-page-breaks="true">
      <text:p text:style-name="P1">Zadatak 1</text:p>
      <text:p text:style-name="Normal">Imamo listu ljudi. Iz te liste koristeći map metodu prođite kroz sve članove liste, kreirajte za svakog od njih karticu (div element) koji će sadržavati vrijednosti polja „name“ i „age“ iz liste.</text:p>
      <text:p text:style-name="Normal">Tu map metodu pozovi koristeći Event listener koji koristi click event. Taj click event složi na neki HTML element koji kreirate po volji u vašem HTML fileu.</text:p>
      <text:p text:style-name="Normal"/>
      <text:p text:style-name="Normal">Testni podaci:</text:p>
      <text:p text:style-name="P2"><text:span text:style-name="T3">let</text:span><text:span text:style-name="T4"><text:s/></text:span><text:span text:style-name="T5">data</text:span><text:span text:style-name="T6"><text:s/></text:span><text:span text:style-name="T7">=</text:span><text:span text:style-name="T8"><text:s/>[</text:span></text:p>
      <text:p text:style-name="P9">  {</text:p>
      <text:p text:style-name="P10"><text:span text:style-name="T11">   <text:s/></text:span><text:span text:style-name="T12">name:</text:span><text:span text:style-name="T13"><text:s/></text:span><text:span text:style-name="T14">"Marko"</text:span><text:span text:style-name="T15">,</text:span></text:p>
      <text:p text:style-name="P16"><text:span text:style-name="T17">   <text:s/></text:span><text:span text:style-name="T18">age:</text:span><text:span text:style-name="T19"><text:s/></text:span><text:span text:style-name="T20">"30"</text:span><text:span text:style-name="T21">,</text:span></text:p>
      <text:p text:style-name="P22">  },</text:p>
      <text:p text:style-name="P23">  {</text:p>
      <text:p text:style-name="P24"><text:span text:style-name="T25">   <text:s/></text:span><text:span text:style-name="T26">name:</text:span><text:span text:style-name="T27"><text:s/></text:span><text:span text:style-name="T28">"Luka"</text:span><text:span text:style-name="T29">,</text:span></text:p>
      <text:p text:style-name="P30"><text:span text:style-name="T31">   <text:s/></text:span><text:span text:style-name="T32">age:</text:span><text:span text:style-name="T33"><text:s/></text:span><text:span text:style-name="T34">"32"</text:span><text:span text:style-name="T35">,</text:span></text:p>
      <text:p text:style-name="P36">  },</text:p>
      <text:p text:style-name="P37">  {</text:p>
      <text:p text:style-name="P38"><text:span text:style-name="T39">   <text:s/></text:span><text:span text:style-name="T40">name:</text:span><text:span text:style-name="T41"><text:s/></text:span><text:span text:style-name="T42">"Ivan"</text:span><text:span text:style-name="T43">,</text:span></text:p>
      <text:p text:style-name="P44"><text:span text:style-name="T45">   <text:s/></text:span><text:span text:style-name="T46">age:</text:span><text:span text:style-name="T47"><text:s/></text:span><text:span text:style-name="T48">"24"</text:span><text:span text:style-name="T49">,</text:span></text:p>
      <text:p text:style-name="P50">  },</text:p>
      <text:p text:style-name="P51">  {</text:p>
      <text:p text:style-name="P52"><text:span text:style-name="T53">   <text:s/></text:span><text:span text:style-name="T54">name:</text:span><text:span text:style-name="T55"><text:s/></text:span><text:span text:style-name="T56">"Stjepan"</text:span><text:span text:style-name="T57">,</text:span></text:p>
      <text:p text:style-name="P58"><text:span text:style-name="T59">   <text:s/></text:span><text:span text:style-name="T60">age:</text:span><text:span text:style-name="T61"><text:s/></text:span><text:span text:style-name="T62">"33"</text:span><text:span text:style-name="T63">,</text:span></text:p>
      <text:p text:style-name="P64">  },</text:p>
      <text:p text:style-name="P65">  {</text:p>
      <text:p text:style-name="P66"><text:span text:style-name="T67">   <text:s/></text:span><text:span text:style-name="T68">name:</text:span><text:span text:style-name="T69"><text:s/></text:span><text:span text:style-name="T70">"Domagoj"</text:span><text:span text:style-name="T71">,</text:span></text:p>
      <text:p text:style-name="P72"><text:span text:style-name="T73">   <text:s/></text:span><text:span text:style-name="T74">age:</text:span><text:span text:style-name="T75"><text:s/></text:span><text:span text:style-name="T76">"22"</text:span><text:span text:style-name="T77">,</text:span></text:p>
      <text:p text:style-name="P78">  },</text:p>
      <text:p text:style-name="P79">  {</text:p>
      <text:p text:style-name="P80"><text:span text:style-name="T81">   <text:s/></text:span><text:span text:style-name="T82">name:</text:span><text:span text:style-name="T83"><text:s/></text:span><text:span text:style-name="T84">"Kristijan"</text:span><text:span text:style-name="T85">,</text:span></text:p>
      <text:p text:style-name="P86"><text:span text:style-name="T87">   <text:s/></text:span><text:span text:style-name="T88">age:</text:span><text:span text:style-name="T89"><text:s/></text:span><text:span text:style-name="T90">"25"</text:span><text:span text:style-name="T91">,</text:span></text:p>
      <text:p text:style-name="P92">  },</text:p>
      <text:p text:style-name="P93">];</text:p>
      <text:p text:style-name="Normal"/>
      <text:p text:style-name="Normal">Zadatak 2</text:p>
      <text:p text:style-name="Normal">Kreiraj Event listener <text:s/>koji će ciljati gumb koji kreirate u HTML dokumentu.</text:p>
      <text:p text:style-name="Normal">Kao event postavite klik a u funkciji definirajte listu boja i složite izmjenu pozadinske boje body elementa koristeći tu listu na način da svaki klik gumba za pozadinsku boju bodya postavi idućeg člana liste boja.</text:p>
      <text:p text:style-name="Normal">Bonus zadatak: osmislite rješenje kako se prebaciti na prvog člana liste kada dođete kraja liste.</text:p>
      <text:p text:style-name="Normal">Primjer liste boja:</text:p>
      <text:p text:style-name="P94"><text:span text:style-name="T95">const</text:span><text:span text:style-name="T96"><text:s/></text:span><text:span text:style-name="T97">boje</text:span><text:span text:style-name="T98"><text:s/></text:span><text:span text:style-name="T99">=</text:span><text:span text:style-name="T100"><text:s/>[</text:span><text:span text:style-name="T101">"Red"</text:span><text:span text:style-name="T102">,<text:s/></text:span><text:span text:style-name="T103">"Blue"</text:span><text:span text:style-name="T104">,<text:s/></text:span><text:span text:style-name="T105">"Yellow"</text:span><text:span text:style-name="T106">,<text:s/></text:span><text:span text:style-name="T107">"Green"</text:span><text:span text:style-name="T108">,<text:s/></text:span><text:span text:style-name="T109">"Orange"</text:span><text:span text:style-name="T110">,<text:s/></text:span><text:span text:style-name="T111">"Purple"</text:span><text:span text:style-name="T112">];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gor Jevremović</meta:initial-creator>
    <dc:creator>Igor Jevremović</dc:creator>
    <meta:creation-date>2024-04-04T08:04:00Z</meta:creation-date>
    <dc:date>2024-04-04T08:10:00Z</dc:date>
    <meta:template xlink:href="Normal" xlink:type="simple"/>
    <meta:editing-cycles>1</meta:editing-cycles>
    <meta:editing-duration>PT360S</meta:editing-duration>
    <meta:document-statistic meta:page-count="2" meta:paragraph-count="2" meta:word-count="171" meta:character-count="1149" meta:row-count="8" meta:non-whitespace-character-count="980"/>
  </office:meta>
</office:document-meta>
</file>